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73f1" officeooo:paragraph-rsid="000673f1"/>
    </style:style>
    <style:style style:name="P2" style:family="paragraph" style:parent-style-name="Standard" style:list-style-name="L1">
      <style:text-properties officeooo:rsid="000673f1" officeooo:paragraph-rsid="000673f1"/>
    </style:style>
    <style:style style:name="P3" style:family="paragraph" style:parent-style-name="Standard">
      <style:text-properties fo:font-size="14pt" style:text-underline-style="none" fo:font-weight="bold" officeooo:rsid="000673f1" officeooo:paragraph-rsid="000673f1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3pt" style:text-underline-style="none" fo:font-weight="normal" officeooo:rsid="000673f1" officeooo:paragraph-rsid="000673f1" style:font-size-asian="11.3500003814697pt" style:font-weight-asian="normal" style:font-size-complex="13pt" style:font-weight-complex="normal"/>
    </style:style>
    <style:style style:name="P5" style:family="paragraph" style:parent-style-name="Standard" style:list-style-name="L1">
      <style:text-properties fo:font-size="13pt" style:text-underline-style="none" fo:font-weight="normal" officeooo:rsid="000673f1" officeooo:paragraph-rsid="000673f1" style:font-size-asian="11.3500003814697pt" style:font-weight-asian="normal" style:font-size-complex="13pt" style:font-weight-complex="normal"/>
    </style:style>
    <style:style style:name="P6" style:family="paragraph" style:parent-style-name="Standard" style:list-style-name="L1">
      <style:text-properties fo:font-size="13pt" style:text-underline-style="none" fo:font-weight="normal" officeooo:rsid="000b4b51" officeooo:paragraph-rsid="000b4b51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fo:font-size="13pt" style:text-underline-style="none" fo:font-weight="normal" officeooo:rsid="000b4b51" officeooo:paragraph-rsid="000b4b51" style:font-size-asian="11.3500003814697pt" style:font-weight-asian="normal" style:font-size-complex="13pt" style:font-weight-complex="normal"/>
    </style:style>
    <style:style style:name="P8" style:family="paragraph" style:parent-style-name="Standard" style:list-style-name="L1">
      <style:text-properties officeooo:paragraph-rsid="000673f1"/>
    </style:style>
    <style:style style:name="P9" style:family="paragraph" style:parent-style-name="Standard" style:list-style-name="L1">
      <style:text-properties officeooo:rsid="0007fe15" officeooo:paragraph-rsid="0007fe15"/>
    </style:style>
    <style:style style:name="P10" style:family="paragraph" style:parent-style-name="Standard">
      <style:text-properties officeooo:rsid="0007fe15" officeooo:paragraph-rsid="0007fe15"/>
    </style:style>
    <style:style style:name="P11" style:family="paragraph" style:parent-style-name="Standard" style:list-style-name="L1">
      <style:text-properties officeooo:rsid="000b37db" officeooo:paragraph-rsid="000b37db"/>
    </style:style>
    <style:style style:name="P12" style:family="paragraph" style:parent-style-name="Standard" style:list-style-name="L1">
      <style:text-properties officeooo:rsid="000b4b51" officeooo:paragraph-rsid="000b4b51"/>
    </style:style>
    <style:style style:name="P13" style:family="paragraph" style:parent-style-name="Standard">
      <style:text-properties officeooo:rsid="000b4b51" officeooo:paragraph-rsid="000b4b51"/>
    </style:style>
    <style:style style:name="P14" style:family="paragraph" style:parent-style-name="Standard">
      <style:text-properties officeooo:rsid="000bda4e" officeooo:paragraph-rsid="000bda4e"/>
    </style:style>
    <style:style style:name="T1" style:family="text"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T2" style:family="text">
      <style:text-properties fo:font-size="13pt" style:text-underline-style="none" fo:font-weight="normal" officeooo:rsid="000673f1" style:font-size-asian="11.3500003814697pt" style:font-weight-asian="normal" style:font-size-complex="13pt" style:font-weight-complex="normal"/>
    </style:style>
    <style:style style:name="T3" style:family="text">
      <style:text-properties fo:font-size="13pt" style:text-underline-style="none" fo:font-weight="normal" officeooo:rsid="0007fe15" style:font-size-asian="11.3500003814697pt" style:font-weight-asian="normal" style:font-size-complex="13pt" style:font-weight-complex="normal"/>
    </style:style>
    <style:style style:name="T4" style:family="text">
      <style:text-properties officeooo:rsid="000b4b5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tazy k systému</text:p>
      <text:p text:style-name="P3"/>
      <text:list xml:id="list7552693297713024290" text:style-name="L1">
        <text:list-item>
          <text:p text:style-name="P5">Očekávaný název systému. <text:span text:style-name="T4">Banking associetds evaluatin systém BAES</text:span></text:p>
          <text:p text:style-name="P5"/>
        </text:list-item>
        <text:list-item>
          <text:p text:style-name="P5">Vlastnosti zaměstnance, pobočky, hodnocení.</text:p>
          <text:p text:style-name="P6">Zaměstanci-</text:p>
        </text:list-item>
      </text:list>
      <text:p text:style-name="P7"><text:tab/>Jméno, příjmění, datum narození, kategorie, vazba na pobočku</text:p>
      <text:p text:style-name="P7"><text:tab/>Pabočka- název, adersa, unikátní kod k poradcům, hodnota kodu nadrazene pobocky</text:p>
      <text:p text:style-name="P7"><text:tab/>Hodnocení – 9 otázek známkování jako ve škole 1-5 + slovní vyjádření úplně <text:tab/>nakonec.</text:p>
      <text:list xml:id="list162205226165846" text:continue-numbering="true" text:style-name="L1">
        <text:list-header>
          <text:p text:style-name="P5"/>
        </text:list-header>
        <text:list-item>
          <text:p text:style-name="P5">Přidání pobočky</text:p>
          <text:list>
            <text:list-item>
              <text:list>
                <text:list-header>
                  <text:p text:style-name="P5">-struktura importovaného souboru, přidávání jedné pobočky novým souborem s celou strukturou nebo jedné pobočky.</text:p>
                </text:list-header>
              </text:list>
            </text:list-item>
          </text:list>
        </text:list-item>
      </text:list>
      <text:p text:style-name="P4">- <text:span text:style-name="T4">Přidání jedné pobočky jen někde v kodu pro další IT.</text:span></text:p>
      <text:p text:style-name="P4">- </text:p>
      <text:p text:style-name="P4"/>
      <text:p text:style-name="P7">Zaměstnanci přidávání</text:p>
      <text:p text:style-name="P7">Úvodní nalití všech </text:p>
      <text:p text:style-name="P7"/>
      <text:p text:style-name="P7">Přidání pro jednoho</text:p>
      <text:list xml:id="list162205232153177" text:continue-numbering="true" text:style-name="L1">
        <text:list-item>
          <text:list>
            <text:list-item>
              <text:list>
                <text:list-header>
                  <text:p text:style-name="P5"/>
                </text:list-header>
              </text:list>
            </text:list-item>
          </text:list>
        </text:list-item>
        <text:list-item>
          <text:p text:style-name="P8"><text:span text:style-name="T2">Hodnocení manažera při hodnocení pobočky.</text:span></text:p>
          <text:p text:style-name="P12"><text:span text:style-name="T2">N</text:span><text:span text:style-name="T1">ehodnotí se.</text:span></text:p>
          <text:p text:style-name="P8"><text:span text:style-name="T2"/></text:p>
        </text:list-item>
        <text:list-item>
          <text:p text:style-name="P2"><text:span text:style-name="T1">Výstup hodnocení, </text:span><text:span text:style-name="T3">vyplnění hodnocení do formuláře?</text:span></text:p>
          <text:p text:style-name="P2"><text:span text:style-name="T3"/></text:p>
          <text:p text:style-name="P2"><text:span text:style-name="T3"/></text:p>
        </text:list-item>
        <text:list-item>
          <text:p text:style-name="P9"><text:span text:style-name="T1">V jakém formátu je hodnocení přes ID zaměstnance.</text:span></text:p>
          <text:p text:style-name="P12"><text:span text:style-name="T1">JSON vrátí seznam jeho hodnocení a datum.</text:span></text:p>
          <text:p text:style-name="P9"><text:span text:style-name="T1"/></text:p>
        </text:list-item>
        <text:list-item>
          <text:p text:style-name="P9"><text:span text:style-name="T1">Má manažer stejné zařazení jako BaPo (new,stable,senior)?</text:span></text:p>
        </text:list-item>
      </text:list>
      <text:p text:style-name="P10"><text:span text:style-name="T1"/></text:p>
      <text:list xml:id="list162205240156574" text:continue-numbering="true" text:style-name="L1">
        <text:list-item>
          <text:p text:style-name="P11"><text:span text:style-name="T1">Editace zaměstnance.</text:span></text:p>
        </text:list-item>
        <text:list-item>
          <text:p text:style-name="P11"><text:span text:style-name="T1">Jazyk</text:span></text:p>
        </text:list-item>
      </text:list>
      <text:p text:style-name="P13"><text:span text:style-name="T1">Více zaměstnanců.</text:span></text:p>
      <text:p text:style-name="P13"><text:span text:style-name="T1">Česky</text:span></text:p>
      <text:p text:style-name="P13"/>
      <text:p text:style-name="P14"><text:span text:style-name="T1">Hodnocení do kdy a započítat termíny</text:span></text:p>
      <text:p text:style-name="P1"/>
      <text:p text:style-name="P1"><text:span text:style-name="T1"/></text:p>
      <text:list xml:id="list162205245169561" text:continue-numbering="true" text:style-name="L1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1:24:53.468000000</meta:creation-date>
    <dc:date>2015-09-10T16:22:05.173000000</dc:date>
    <meta:editing-duration>PT4H42M</meta:editing-duration>
    <meta:editing-cycles>5</meta:editing-cycles>
    <meta:generator>LibreOffice/4.2.4.2$Windows_x86 LibreOffice_project/63150712c6d317d27ce2db16eb94c2f3d7b699f8</meta:generator>
    <meta:document-statistic meta:table-count="0" meta:image-count="0" meta:object-count="0" meta:page-count="1" meta:paragraph-count="25" meta:word-count="140" meta:character-count="955" meta:non-whitespace-character-count="842"/>
  </office:meta>
</office:document-meta>
</file>